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364cm"/>
    </style:style>
    <style:style style:name="co5" style:family="table-column">
      <style:table-column-properties fo:break-before="auto" style:column-width="2.5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cc99" fo:border="0.002cm solid #000000"/>
    </style:style>
  </office:automatic-styles>
  <office:body>
    <office:spreadsheet>
      <table:table table:name="Sheet1" table:style-name="ta1" table:print-ranges="Sheet1.A1:Sheet1.H9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table:number-columns-spanned="8" table:number-rows-spanned="1">
            <text:p>PROTOCOL STRUCTURE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HEADER 1</text:p>
          </table:table-cell>
          <table:table-cell table:style-name="ce3" office:value-type="string">
            <text:p>HEADER2</text:p>
          </table:table-cell>
          <table:table-cell table:style-name="ce3" office:value-type="string">
            <text:p>LENS/LASER</text:p>
          </table:table-cell>
          <table:table-cell table:style-name="ce3" office:value-type="string">
            <text:p>CMD BYTE1</text:p>
          </table:table-cell>
          <table:table-cell table:style-name="ce3" office:value-type="string">
            <text:p>CMD BYTE2</text:p>
          </table:table-cell>
          <table:table-cell table:style-name="ce3" office:value-type="string">
            <text:p>DATA BYTE1</text:p>
          </table:table-cell>
          <table:table-cell table:style-name="ce3" office:value-type="string">
            <text:p>DATA BYTE2</text:p>
          </table:table-cell>
          <table:table-cell table:style-name="ce3" office:value-type="string">
            <text:p>CHECKSUM</text:p>
          </table:table-cell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2" office:value-type="string">
            <text:p>0x01/0x02</text:p>
          </table:table-cell>
          <table:table-cell table:style-name="ce2" office:value-type="string">
            <text:p>CBYTE1</text:p>
          </table:table-cell>
          <table:table-cell table:style-name="ce2" office:value-type="string">
            <text:p>CBYTE2</text:p>
          </table:table-cell>
          <table:table-cell table:style-name="ce2" office:value-type="string">
            <text:p>DBYTE1</text:p>
          </table:table-cell>
          <table:table-cell table:style-name="ce2" office:value-type="string">
            <text:p>DBYTE2</text:p>
          </table:table-cell>
          <table:table-cell table:style-name="ce2" office:value-type="string">
            <text:p>SUM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4" office:value-type="string" table:number-columns-spanned="8" table:number-rows-spanned="1">
            <text:p>LENS COMMANDS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ZOOMI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1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ZOOMOUT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2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FOCUS FAR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3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FOCUS NEAR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4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READ ZOOM POSITI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5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READ FOCUS POSITI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6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AUTO FOCUS 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7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SAVE FOCUS VAL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8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ZOOMIN INFINITE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9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ZOOM EXIT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A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ZOOMOUT INFINITE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B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FOCUS FAR INFINITE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C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FOCUS EXIT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D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ENS FOCUS NEAR INFINITE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1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E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style-name="ce4" office:value-type="string" table:number-columns-spanned="8" table:number-rows-spanned="1">
            <text:p>LASER COMMANDS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ON 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1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OFF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2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ET ID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3</text:p>
          </table:table-cell>
          <table:table-cell table:style-name="ce6" office:value-type="string">
            <text:p>0x00</text:p>
          </table:table-cell>
          <table:table-cell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ET BAUDRATE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4</text:p>
          </table:table-cell>
          <table:table-cell table:number-columns-repeated="2"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ET MOTOR SPEED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5</text:p>
          </table:table-cell>
          <table:table-cell table:number-columns-repeated="2"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ET MOTOR DIRECTI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6</text:p>
          </table:table-cell>
          <table:table-cell table:style-name="ce6" office:value-type="string">
            <text:p>0x00</text:p>
          </table:table-cell>
          <table:table-cell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FINE ZOOM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7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LARGE ZOOM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8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TOP ZOOM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9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TURN ON AT ADDRESS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A</text:p>
          </table:table-cell>
          <table:table-cell table:number-columns-repeated="2"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TURN OFF AT ADDRESS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B</text:p>
          </table:table-cell>
          <table:table-cell table:number-columns-repeated="2"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RESET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C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SET MOTOR POSITI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D</text:p>
          </table:table-cell>
          <table:table-cell table:number-columns-repeated="2" table:style-name="ce7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ASK MOTOR POSITI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E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table:number-columns-spanned="8" table:number-rows-spanned="1">
            <text:p>LASER AUTO SYNC ON</text:p>
          </table:table-cell>
          <table:covered-table-cell table:number-columns-repeated="7"/>
        </table:table-row>
        <table:table-row table:style-name="ro3">
          <table:table-cell table:style-name="ce2" office:value-type="string">
            <text:p>0xAA</text:p>
          </table:table-cell>
          <table:table-cell table:style-name="ce2" office:value-type="string">
            <text:p>0x55</text:p>
          </table:table-cell>
          <table:table-cell table:style-name="ce6" office:value-type="string">
            <text:p>0x02</text:p>
          </table:table-cell>
          <table:table-cell table:style-name="ce6" office:value-type="string">
            <text:p>0x00</text:p>
          </table:table-cell>
          <table:table-cell table:style-name="ce6" office:value-type="string">
            <text:p>0x0F</text:p>
          </table:table-cell>
          <table:table-cell table:number-columns-repeated="2" table:style-name="ce6" office:value-type="string">
            <text:p>0x00</text:p>
          </table:table-cell>
          <table:table-cell table:style-name="ce6" office:value-type="string">
            <text:p>SU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4">14/01/2025</text:date>, <text:time>13:1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HEESH </meta:initial-creator>
    <meta:creation-date>2024-11-30T13:00:51.89</meta:creation-date>
    <meta:generator>OpenOffice/4.1.14$Win32 OpenOffice.org_project/4114m1$Build-9811</meta:generator>
    <dc:date>2025-01-14T13:13:17.46</dc:date>
    <dc:creator>SUDHEESH </dc:creator>
    <meta:editing-duration>PT3H32M6S</meta:editing-duration>
    <meta:editing-cycles>66</meta:editing-cycles>
    <meta:document-statistic meta:table-count="3" meta:cell-count="288" meta:object-count="0"/>
  </office:meta>
</office:document-meta>
</file>